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94cm" fo:min-width="1.94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61cm" fo:min-width="1.5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712cm" fo:min-width="4.942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0.395cm" fo:min-width="0cm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0.25cm" fo:min-width="0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16cm" fo:min-width="1.85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cm" fo:min-width="0.5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16cm" fo:min-width="1.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9cm" fo:min-width="1.566cm" fo:padding-top="0.142cm" fo:padding-bottom="0.142cm" fo:padding-left="0.267cm" fo:padding-right="0.267cm"/>
    </style:style>
    <style:style style:name="gr12" style:family="graphic" style:parent-style-name="standard">
      <style:graphic-properties draw:stroke="dash" draw:stroke-dash="_32__20_Dots_20_1_20_Dash" svg:stroke-width="0.035cm" svg:stroke-color="#000000" draw:marker-start-width="0.252cm" draw:marker-end-width="0.252cm" draw:fill-color="#ffffff" draw:opacity="100%" draw:opacity-name="Transparency_20_3" draw:textarea-horizontal-align="justify" draw:textarea-vertical-align="middle" draw:auto-grow-height="false" fo:min-height="1.716cm" fo:min-width="2.366cm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dash" draw:stroke-dash="_32__20_Dots_20_1_20_Dash" svg:stroke-width="0.035cm" svg:stroke-color="#000000" draw:marker-start-width="0.252cm" draw:marker-end-width="0.252cm" draw:fill-color="#ffffff" draw:opacity="100%" draw:opacity-name="Transparency_20_3" draw:textarea-horizontal-align="justify" draw:textarea-vertical-align="middle" draw:auto-grow-height="false" fo:min-height="1.026cm" fo:min-width="1.366cm" fo:padding-top="0.142cm" fo:padding-bottom="0.142cm" fo:padding-left="0.267cm" fo:padding-right="0.267cm"/>
    </style:style>
    <style:style style:name="gr15" style:family="graphic" style:parent-style-name="standard">
      <style:graphic-properties draw:stroke="dash" draw:stroke-dash="_32__20_Dots_20_1_20_Dash" svg:stroke-width="0.035cm" svg:stroke-color="#000000" draw:marker-start-width="0.252cm" draw:marker-end-width="0.252cm" draw:fill-color="#ffffff" draw:opacity="100%" draw:opacity-name="Transparency_20_3" draw:textarea-horizontal-align="justify" draw:textarea-vertical-align="middle" draw:auto-grow-height="false" fo:min-height="1.026cm" fo:min-width="2.466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-color="#ffffff" draw:opacity="100%" draw:opacity-name="Transparency_20_3"/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6cm" svg:height="1.6cm" svg:x="2.8cm" svg:y="2.3cm">
          <text:p text:style-name="P1"><text:span text:style-name="T1">who,</text:span></text:p>
          <text:p text:style-name="P1"><text:span text:style-name="T1">h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2cm" svg:height="1.111cm" svg:x="3.1cm" svg:y="4.9cm">
          <text:p text:style-name="P1"><text:span text:style-name="T1">total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684cm" svg:height="0.962cm" svg:x="7cm" svg:y="1.1cm">
          <draw:text-box>
            <text:p>Hard total strategy</text:p>
          </draw:text-box>
        </draw:frame>
        <draw:custom-shape draw:style-name="gr4" draw:text-style-name="P2" xml:id="id4" draw:id="id4" draw:layer="layout" svg:width="2cm" svg:height="2cm" svg:x="3.1cm" svg:y="7.301cm">
          <text:p text:style-name="P1"><text:span text:style-name="T1">Play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12" draw:id="id12" draw:layer="layout" svg:width="2cm" svg:height="2cm" svg:x="5.906cm" svg:y="10cm">
          <text:p text:style-name="P1"><text:span text:style-name="T1">hard</text:span></text:p>
          <text:p text:style-name="P1"><text:span text:style-name="T1">stra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4" draw:layer="layout" svg:width="1.1cm" svg:height="0.645cm" svg:x="7cm" svg:y="11.755cm">
          <draw:text-box>
            <text:p><text:span text:style-name="T2">yes</text:span></text:p>
          </draw:text-box>
        </draw:frame>
        <draw:frame draw:style-name="gr6" draw:text-style-name="P4" draw:layer="layout" svg:width="0.9cm" svg:height="0.645cm" svg:x="3.3cm" svg:y="12.655cm">
          <draw:text-box>
            <text:p><text:span text:style-name="T2">no</text:span></text:p>
          </draw:text-box>
        </draw:frame>
        <draw:custom-shape draw:style-name="gr7" draw:text-style-name="P2" xml:id="id2" draw:id="id2" draw:layer="layout" svg:width="2.35cm" svg:height="1.166cm" svg:x="5.731cm" svg:y="12.717cm">
          <text:p text:style-name="P1"><text:span text:style-name="T1">deal card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4.1cm" svg:y1="3.9cm" svg:x2="4.1cm" svg:y2="4.801cm" draw:start-shape="id1" draw:start-glue-point="2" svg:d="M4100 3900v901" svg:viewBox="0 0 1 902">
          <text:p/>
        </draw:connector>
        <draw:custom-shape draw:style-name="gr9" draw:text-style-name="P2" xml:id="id3" draw:id="id3" draw:layer="layout" svg:width="2cm" svg:height="2cm" svg:x="5.906cm" svg:y="14.8cm">
          <text:p text:style-name="P1"><text:span text:style-name="T1">p[-1] =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4" draw:layer="layout" svg:width="0.9cm" svg:height="0.645cm" svg:x="7.8cm" svg:y="15.155cm">
          <draw:text-box>
            <text:p><text:span text:style-name="T2">no</text:span></text:p>
          </draw:text-box>
        </draw:frame>
        <draw:frame draw:style-name="gr5" draw:text-style-name="P4" draw:layer="layout" svg:width="1.1cm" svg:height="0.645cm" svg:x="6.9cm" svg:y="16.655cm">
          <draw:text-box>
            <text:p><text:span text:style-name="T2">yes</text:span></text:p>
          </draw:text-box>
        </draw:frame>
        <draw:custom-shape draw:style-name="gr10" draw:text-style-name="P2" xml:id="id9" draw:id="id9" draw:layer="layout" svg:width="2.1cm" svg:height="1.166cm" svg:x="5.856cm" svg:y="17.626cm">
          <text:p text:style-name="P1"><text:span text:style-name="T1">p[-1]=11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6.906cm" svg:y1="13.883cm" svg:x2="6.906cm" svg:y2="14.8cm" draw:start-shape="id2" draw:start-glue-point="2" draw:end-shape="id3" draw:end-glue-point="4" svg:d="M6906 13883v917" svg:viewBox="0 0 1 918">
          <text:p/>
        </draw:connector>
        <draw:custom-shape draw:style-name="gr9" draw:text-style-name="P2" xml:id="id5" draw:id="id5" draw:layer="layout" svg:width="2cm" svg:height="2cm" svg:x="5.906cm" svg:y="7.301cm">
          <text:p text:style-name="P1"><text:span text:style-name="T1">tot&gt;17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1" draw:id="id11" draw:layer="layout" svg:width="2cm" svg:height="1.111cm" svg:x="17.5cm" svg:y="7.746cm">
          <text:p text:style-name="P1"><text:span text:style-name="T1">return</text:span></text:p>
          <text:p text:style-name="P1"><text:span text:style-name="T1">hand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1cm" svg:height="0.645cm" svg:x="7.5cm" svg:y="7.555cm">
          <draw:text-box>
            <text:p><text:span text:style-name="T2">yes</text:span></text:p>
          </draw:text-box>
        </draw:frame>
        <draw:frame draw:style-name="gr5" draw:text-style-name="P4" draw:layer="layout" svg:width="0.9cm" svg:height="0.645cm" svg:x="6.9cm" svg:y="9.055cm">
          <draw:text-box>
            <text:p><text:span text:style-name="T2">no</text:span></text:p>
          </draw:text-box>
        </draw:frame>
        <draw:frame draw:style-name="gr5" draw:text-style-name="P4" draw:layer="layout" svg:width="1.1cm" svg:height="0.645cm" svg:x="4.8cm" svg:y="7.569cm">
          <draw:text-box>
            <text:p><text:span text:style-name="T2">yes</text:span></text:p>
          </draw:text-box>
        </draw:frame>
        <draw:connector draw:style-name="gr8" draw:text-style-name="P5" draw:layer="layout" svg:x1="5.1cm" svg:y1="8.301cm" svg:x2="5.906cm" svg:y2="8.301cm" draw:start-shape="id4" draw:start-glue-point="7" draw:end-shape="id5" draw:end-glue-point="5" svg:d="M5100 8301h806" svg:viewBox="0 0 807 1">
          <text:p/>
        </draw:connector>
        <draw:connector draw:style-name="gr8" draw:text-style-name="P5" draw:layer="layout" svg:x1="4.1cm" svg:y1="6.011cm" svg:x2="4.1cm" svg:y2="7.301cm" draw:start-shape="id6" draw:start-glue-point="2" draw:end-shape="id4" svg:d="M4100 6011v1290" svg:viewBox="0 0 1 1291">
          <text:p/>
        </draw:connector>
        <draw:custom-shape draw:style-name="gr9" draw:text-style-name="P2" xml:id="id7" draw:id="id7" draw:layer="layout" svg:width="2cm" svg:height="2cm" svg:x="8.906cm" svg:y="17.209cm">
          <text:p text:style-name="P1"><text:span text:style-name="T1">tot&gt;2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xml:id="id8" draw:id="id8" draw:layer="layout" svg:width="2.1cm" svg:height="1.174cm" svg:x="11.7cm" svg:y="17.626cm">
          <text:p text:style-name="P1"><text:span text:style-name="T1">p[-1]=1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0.906cm" svg:y1="18.209cm" svg:x2="11.7cm" svg:y2="18.213cm" draw:start-shape="id7" draw:start-glue-point="7" draw:end-shape="id8" draw:end-glue-point="3" svg:d="M10906 18209h398v4h396" svg:viewBox="0 0 795 5">
          <text:p/>
        </draw:connector>
        <draw:connector draw:style-name="gr8" draw:text-style-name="P5" draw:layer="layout" svg:x1="7.956cm" svg:y1="18.209cm" svg:x2="8.906cm" svg:y2="18.209cm" draw:start-shape="id9" draw:start-glue-point="1" draw:end-shape="id7" draw:end-glue-point="5" svg:d="M7956 18209h950" svg:viewBox="0 0 951 1">
          <text:p/>
        </draw:connector>
        <draw:frame draw:style-name="gr5" draw:text-style-name="P4" draw:layer="layout" svg:width="0.9cm" svg:height="0.645cm" svg:x="9.9cm" svg:y="19cm">
          <draw:text-box>
            <text:p><text:span text:style-name="T2">no</text:span></text:p>
          </draw:text-box>
        </draw:frame>
        <draw:frame draw:style-name="gr5" draw:text-style-name="P4" draw:layer="layout" svg:width="1.1cm" svg:height="0.645cm" svg:x="10.6cm" svg:y="17.5cm">
          <draw:text-box>
            <text:p><text:span text:style-name="T2">yes</text:span></text:p>
          </draw:text-box>
        </draw:frame>
        <draw:custom-shape draw:style-name="gr12" draw:text-style-name="P7" draw:layer="layout" svg:width="2.9cm" svg:height="2cm" svg:x="11.7cm" svg:y="8.7cm">
          <text:p text:style-name="P6">These hands</text:p>
          <text:p text:style-name="P6">will pass</text:p>
          <text:p text:style-name="P6">through to</text:p>
          <text:p text:style-name="P6">stand</text:p>
          <draw:enhanced-geometry svg:viewBox="0 0 21600 21600" draw:type="rectangle" draw:enhanced-path="M 0 0 L 21600 0 21600 21600 0 21600 0 0 Z N"/>
        </draw:custom-shape>
        <draw:custom-shape draw:style-name="gr4" draw:text-style-name="P2" xml:id="id10" draw:id="id10" draw:layer="layout" svg:width="2cm" svg:height="2cm" svg:x="1.5cm" svg:y="12.3cm">
          <text:p text:style-name="P1"><text:span text:style-name="T1">tot&gt;16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svg:x1="3.1cm" svg:y1="8.301cm" svg:x2="2.5cm" svg:y2="12.3cm" draw:start-shape="id4" draw:start-glue-point="5" draw:end-shape="id10" draw:end-glue-point="4" svg:d="M3100 8301h-600v3999" svg:viewBox="0 0 601 4000">
          <text:p/>
        </draw:connector>
        <draw:frame draw:style-name="gr5" draw:text-style-name="P4" draw:layer="layout" svg:width="0.9cm" svg:height="0.645cm" svg:x="2.4cm" svg:y="7.655cm">
          <draw:text-box>
            <text:p><text:span text:style-name="T2">no</text:span></text:p>
          </draw:text-box>
        </draw:frame>
        <draw:connector draw:style-name="gr13" draw:text-style-name="P5" draw:layer="layout" svg:x1="7.906cm" svg:y1="8.301cm" svg:x2="17.5cm" svg:y2="8.301cm" draw:start-shape="id5" draw:end-shape="id11" draw:end-glue-point="3" svg:d="M7906 8301h9594" svg:viewBox="0 0 9595 1">
          <text:p/>
        </draw:connector>
        <draw:connector draw:style-name="gr13" draw:text-style-name="P5" draw:layer="layout" svg:x1="6.906cm" svg:y1="9.301cm" svg:x2="6.906cm" svg:y2="10cm" draw:start-shape="id5" draw:start-glue-point="6" draw:end-shape="id12" draw:end-glue-point="4" svg:d="M6906 9301v699" svg:viewBox="0 0 1 700">
          <text:p/>
        </draw:connector>
        <draw:custom-shape draw:style-name="gr14" draw:text-style-name="P7" draw:layer="layout" svg:width="1.9cm" svg:height="1.31cm" svg:x="3.3cm" svg:y="9.49cm">
          <text:p text:style-name="P6">Must be</text:p>
          <text:p text:style-name="P6">Dealer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3.3cm" svg:y1="10.1cm" svg:x2="2.6cm" svg:y2="10.1cm">
          <text:p/>
        </draw:line>
        <draw:connector draw:style-name="gr13" draw:text-style-name="P5" draw:layer="layout" svg:x1="7.906cm" svg:y1="15.8cm" svg:x2="18.5cm" svg:y2="8.857cm" draw:start-shape="id3" draw:start-glue-point="7" draw:end-shape="id11" draw:end-glue-point="2" svg:d="M7906 15800h10594v-6943" svg:viewBox="0 0 10595 6944">
          <text:p/>
        </draw:connector>
        <draw:connector draw:style-name="gr13" draw:text-style-name="P5" draw:layer="layout" svg:x1="6.906cm" svg:y1="16.8cm" svg:x2="6.906cm" svg:y2="17.626cm" draw:start-shape="id3" draw:start-glue-point="6" draw:end-shape="id9" draw:end-glue-point="0" svg:d="M6906 16800v826" svg:viewBox="0 0 1 827">
          <text:p/>
        </draw:connector>
        <draw:connector draw:style-name="gr13" draw:text-style-name="P5" draw:layer="layout" svg:x1="13.8cm" svg:y1="18.213cm" svg:x2="18.5cm" svg:y2="8.857cm" draw:start-shape="id8" draw:start-glue-point="1" draw:end-shape="id11" draw:end-glue-point="2" svg:d="M13800 18213h4700v-9356" svg:viewBox="0 0 4701 9357">
          <text:p/>
        </draw:connector>
        <draw:connector draw:style-name="gr13" draw:text-style-name="P5" draw:layer="layout" svg:x1="9.906cm" svg:y1="19.209cm" svg:x2="18.5cm" svg:y2="8.857cm" draw:start-shape="id7" draw:start-glue-point="6" draw:end-shape="id11" draw:end-glue-point="2" svg:d="M9906 19209v519h8594v-10871" svg:viewBox="0 0 8595 10872">
          <text:p/>
        </draw:connector>
        <draw:frame draw:style-name="gr5" draw:text-style-name="P4" xml:id="id14" draw:id="id14" draw:layer="layout" svg:width="1.1cm" svg:height="0.645cm" svg:x="2.4cm" svg:y="14.155cm">
          <draw:text-box>
            <text:p><text:span text:style-name="T2">yes</text:span></text:p>
          </draw:text-box>
        </draw:frame>
        <draw:connector draw:style-name="gr13" draw:text-style-name="P5" draw:layer="layout" draw:line-skew="6.081cm" svg:x1="2.5cm" svg:y1="14.3cm" svg:x2="18.5cm" svg:y2="8.857cm" draw:start-shape="id10" draw:start-glue-point="6" draw:end-shape="id11" draw:end-glue-point="2" svg:d="M2500 14300v6600h16000v-12043" svg:viewBox="0 0 16001 12044">
          <text:p/>
        </draw:connector>
        <draw:connector draw:style-name="gr13" draw:text-style-name="P5" draw:layer="layout" svg:x1="6.906cm" svg:y1="12cm" svg:x2="6.906cm" svg:y2="12.717cm" draw:start-shape="id12" draw:start-glue-point="6" draw:end-shape="id2" draw:end-glue-point="0" svg:d="M6906 12000v717" svg:viewBox="0 0 1 718">
          <text:p/>
        </draw:connector>
        <draw:connector draw:style-name="gr13" draw:text-style-name="P5" draw:layer="layout" svg:x1="3.5cm" svg:y1="13.3cm" svg:x2="5.731cm" svg:y2="13.3cm" draw:start-shape="id10" draw:start-glue-point="7" draw:end-shape="id2" draw:end-glue-point="3" svg:d="M3500 13300h2231" svg:viewBox="0 0 2232 1">
          <text:p/>
        </draw:connector>
        <draw:connector draw:style-name="gr13" draw:text-style-name="P5" draw:layer="layout" svg:x1="7.906cm" svg:y1="11cm" svg:x2="18.5cm" svg:y2="8.857cm" draw:start-shape="id12" draw:start-glue-point="7" draw:end-shape="id11" draw:end-glue-point="2" svg:d="M7906 11000h10594v-2143" svg:viewBox="0 0 10595 2144">
          <text:p/>
        </draw:connector>
        <draw:frame draw:style-name="gr5" draw:text-style-name="P4" draw:layer="layout" svg:width="0.9cm" svg:height="0.645cm" svg:x="7.8cm" svg:y="10.2cm">
          <draw:text-box>
            <text:p><text:span text:style-name="T2">no</text:span></text:p>
          </draw:text-box>
        </draw:frame>
        <draw:line draw:style-name="gr13" draw:text-style-name="P5" draw:layer="layout" svg:x1="14.7cm" svg:y1="9.7cm" svg:x2="15.9cm" svg:y2="8.4cm">
          <text:p/>
        </draw:line>
        <draw:line draw:style-name="gr13" draw:text-style-name="P5" draw:layer="layout" svg:x1="14.7cm" svg:y1="9.8cm" svg:x2="15.9cm" svg:y2="10.8cm">
          <text:p/>
        </draw:line>
        <draw:custom-shape draw:style-name="gr15" draw:text-style-name="P7" xml:id="id13" draw:id="id13" draw:layer="layout" svg:width="3cm" svg:height="1.31cm" svg:x="2.6cm" svg:y="19.49cm">
          <text:p text:style-name="P6">Dealer always</text:p>
          <text:p text:style-name="P6">stands on 17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4.1cm" svg:y1="19.49cm" svg:x2="3.5cm" svg:y2="14.477cm" draw:start-shape="id13" draw:start-glue-point="0" draw:end-shape="id14" draw:end-glue-point="1" svg:d="M4100 19490v-5013h-600" svg:viewBox="0 0 601 50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7T13:23:21.973000000</meta:creation-date>
    <meta:generator>LibreOffice/5.4.2.2$Windows_X86_64 LibreOffice_project/22b09f6418e8c2d508a9eaf86b2399209b0990f4</meta:generator>
    <dc:date>2018-01-11T09:48:55.500000000</dc:date>
    <meta:editing-duration>PT4H41M40S</meta:editing-duration>
    <meta:editing-cycles>9</meta:editing-cycles>
    <meta:print-date>2018-01-11T09:43:34.187000000</meta:print-date>
    <meta:document-statistic meta:object-count="49"/>
  </office:meta>
</office:document-meta>
</file>